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B0000017BB667AF9A.png" manifest:media-type="image/png"/>
  <manifest:file-entry manifest:full-path="Pictures/100001FB0000272A0000272A9597B7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3.9472in" svg:height="3.9472in" draw:z-index="0"><draw:image xlink:href="Pictures/100001FB0000272A0000272A9597B768.svg" xlink:type="simple" xlink:show="embed" xlink:actuate="onLoad" draw:mime-type="image/svg+xml"/><draw:image xlink:href="Pictures/100000010000017B0000017BB667AF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5:42:39.776040314</meta:creation-date>
    <dc:date>2025-02-25T17:45:07.326588146</dc:date>
    <meta:editing-duration>PT2H1M20S</meta:editing-duration>
    <meta:editing-cycles>2</meta:editing-cycles>
    <meta:generator>LibreOffice/24.2.2.2$Linux_X86_64 LibreOffice_project/420$Build-2</meta:generator>
    <meta:print-date>2025-02-25T17:44:20.924290871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